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 fo:language="de" fo:country="D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 fo:language="de" fo:country="DE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P6" style:parent-style-name="Standard" style:family="paragraph">
      <style:text-properties fo:language="de" fo:country="DE"/>
    </style:style>
    <style:style style:name="P7" style:parent-style-name="Standard" style:family="paragraph">
      <style:text-properties fo:language="de" fo:country="DE"/>
    </style:style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de" fo:country="DE"/>
    </style:style>
    <style:style style:name="P12" style:parent-style-name="Standard" style:family="paragraph">
      <style:text-properties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 fo:language="de" fo:country="DE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 fo:language="de" fo:country="DE"/>
    </style:style>
    <style:style style:name="P16" style:parent-style-name="Standard" style:family="paragraph">
      <style:text-properties fo:language="de" fo:country="DE"/>
    </style:style>
  </office:automatic-styles>
  <office:body>
    <office:text text:use-soft-page-breaks="true">
      <text:p text:style-name="P1">Inwieweit können Daten tatsächlich<text:s/>pseudonymisiert werden?</text:p>
      <text:p text:style-name="P2"/>
      <text:p text:style-name="P3">Mögliche Anwendungsgebiete:</text:p>
      <text:p text:style-name="P4"/>
      <text:p text:style-name="P5">Verkehrsanalyse und Überwachung, Erkennen von Vergehen durch Analyse,</text:p>
      <text:p text:style-name="P6"/>
      <text:p text:style-name="P7">ÖPNV,</text:p>
      <text:p text:style-name="P8">Krankenhäuser,</text:p>
      <text:p text:style-name="P9">Smart Meter,</text:p>
      <text:p text:style-name="P10">Spotify Empfehlungen,</text:p>
      <text:p text:style-name="P11">Disney Magic Band,<text:s/>DateAge2025</text:p>
      <text:p text:style-name="P12">Auswertung Fitness und GesundheitsDaten -&gt; Präventionsleistungen durch Krankenkassen</text:p>
      <text:p text:style-name="P13"/>
      <text:p text:style-name="P14">Wo fallen Daten an?</text:p>
      <text:p text:style-name="P15"/>
      <text:p text:style-name="P16">• Alexa<text:tab/></text:p>
      <text:p text:style-name="Standard">• Fitness Tracker</text:p>
      <text:p text:style-name="Standard">• Social Media</text:p>
      <text:p text:style-name="Standard"><text:tab/>Facebook, Twitter, Instagram</text:p>
      <text:p text:style-name="Standard">• Security cameras</text:p>
      <text:p text:style-name="Standard">• Smart meters</text:p>
      <text:p text:style-name="Standard">• Chip cards</text:p>
      <text:p text:style-name="Standard">• RFID readers</text:p>
      <text:p text:style-name="Standard">•<text:s/>Fueling stations</text:p>
      <text:p text:style-name="Standard">• Building automation</text:p>
      <text:p text:style-name="Standard">• Smart infrastructure</text:p>
      <text:p text:style-name="Standard">• Machine tools</text:p>
      <text:p text:style-name="Standard">• Automobiles, boats, planes, busses, and trains</text:p>
      <text:p text:style-name="Standard">• Vending machines</text:p>
      <text:p text:style-name="Standard">• Digital signage</text:p>
      <text:p text:style-name="Standard">• Casinos</text:p>
      <text:p text:style-name="Standard">• Wearables</text:p>
      <text:p text:style-name="Standard">• Medical implants</text:p>
      <text:p text:style-name="Standard">• Toy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dobe Devanagari" svg:font-family="Adobe Devanagari" style:font-family-generic="roman" style:font-pitch="variable" svg:panose-1="2 4 5 3 5 2 1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vertical-align="auto" fo:line-height="101%" fo:margin-left="0.5in">
        <style:tab-stops/>
      </style:paragraph-properties>
      <style:text-properties style:font-name="Adobe Devanagari" style:font-name-asian="Calibri" style:font-name-complex="Adobe Devanagari" style:letter-kerning="false" fo:font-size="13pt" style:font-size-asian="13pt" style:font-size-complex="17pt" fo:language="de" fo:country="DE" style:language-asian="en" style:country-asian="U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lte .</dc:creator>
    <meta:creation-date>2018-01-18T10:23:00Z</meta:creation-date>
    <dc:date>2018-01-22T22:41:00Z</dc:date>
    <meta:template xlink:href="Normal.dotm" xlink:type="simple"/>
    <meta:editing-cycles>16</meta:editing-cycles>
    <meta:editing-duration>PT0S</meta:editing-duration>
    <meta:document-statistic meta:page-count="1" meta:paragraph-count="1" meta:word-count="96" meta:character-count="701" meta:row-count="5" meta:non-whitespace-character-count="606"/>
  </office:meta>
</office:document-meta>
</file>